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1a584c" officeooo:paragraph-rsid="001a584c"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2pt" style:text-underline-style="none" fo:font-weight="normal" officeooo:rsid="001a584c" officeooo:paragraph-rsid="001a584c"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b7f9b" officeooo:paragraph-rsid="001ecffb"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1b94ff" officeooo:paragraph-rsid="001b94ff"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daa1e" officeooo:paragraph-rsid="001daa1e" style:font-size-asian="10.5pt" style:font-weight-asian="normal" style:font-size-complex="12pt" style:font-weight-complex="normal"/>
    </style:style>
    <style:style style:name="T1" style:family="text">
      <style:text-properties officeooo:rsid="001a75a1"/>
    </style:style>
    <style:style style:name="T2" style:family="text">
      <style:text-properties style:font-name="Liberation Mono"/>
    </style:style>
    <style:style style:name="T3" style:family="text">
      <style:text-properties style:font-name="Liberation Mono" officeooo:rsid="001b94ff"/>
    </style:style>
    <style:style style:name="T4" style:family="text">
      <style:text-properties style:font-name="Liberation Mono" officeooo:rsid="001d1780"/>
    </style:style>
    <style:style style:name="T5" style:family="text">
      <style:text-properties style:font-name="Liberation Mono" officeooo:rsid="001f4635"/>
    </style:style>
    <style:style style:name="T6" style:family="text">
      <style:text-properties style:font-name="Liberation Serif"/>
    </style:style>
    <style:style style:name="T7" style:family="text">
      <style:text-properties style:font-name="Liberation Serif" officeooo:rsid="001b94ff"/>
    </style:style>
    <style:style style:name="T8" style:family="text">
      <style:text-properties style:font-name="Liberation Serif" officeooo:rsid="001d1780"/>
    </style:style>
    <style:style style:name="T9" style:family="text">
      <style:text-properties style:font-name="Liberation Serif" officeooo:rsid="001daa1e"/>
    </style:style>
    <style:style style:name="T10" style:family="text">
      <style:text-properties style:font-name="Liberation Serif" officeooo:rsid="001ecffb"/>
    </style:style>
    <style:style style:name="T11" style:family="text">
      <style:text-properties style:font-name="Liberation Serif" officeooo:rsid="001f4635"/>
    </style:style>
    <style:style style:name="T12" style:family="text">
      <style:text-properties officeooo:rsid="001ecffb"/>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text:p>
      <text:p text:style-name="P1"/>
      <text:p text:style-name="P2">El tp lo comenzamos realizando un makefile bastante simple, con algunos flags, para poder compilarlo y obtener el código assembler cuando ya estuviese terminado. </text:p>
      <text:p text:style-name="P2"/>
      <text:p text:style-name="P2">Luego comenzamos con el código ya propio de lo pedido en la consigna. En primer lugar, armamos el main de manera que distinguiese que opción se había ingresado para ejecutar el programa. Al <text:span text:style-name="T1">verificar esto, armamos una función para el comando -h, la cual imprime lo pedido; con el comando -V directamente la versión y, por último, hay una función encargada de verificar cual es el archivo de entrada y cual el de salida del programa. En los primeros dos casos el programa termina inmediatamente después de la impresión.</text:span></text:p>
      <text:p text:style-name="P2"/>
      <text:p text:style-name="P3"><text:span text:style-name="T12">E</text:span>sta función, llamada <text:span text:style-name="T2">handle</text:span><text:span text:style-name="T6">, </text:span><text:span text:style-name="T10">para comenzar a trabajar hicimos que obligatoriamente tenga que recibir un archivo de entrada y uno de salida. Ya con esto andando, le agregamos funcionalidad para llegar a lo pedido. Para esto realizamos chequeos de los argumentos recibidos a la hora de ejecutar el programa.</text:span></text:p>
      <text:p text:style-name="P3"><text:span text:style-name="T10"/></text:p>
      <text:p text:style-name="P3"><text:span text:style-name="T10">Primero se hacen las verificaciones del archivo de entrada. </text:span><text:span text:style-name="T7">Si </text:span><text:span text:style-name="T10">lo recibido para este mismo</text:span><text:span text:style-name="T7"> es distinto de </text:span><text:span text:style-name="T3">NULL</text:span><text:span text:style-name="T7">, lo abre para lectura; en caso contrario, toma como entrada por defecto la terminal (stdin). Luego, de manera similar, verifica el archivo de salida. Si es distinto de </text:span><text:span text:style-name="T3">NULL</text:span><text:span text:style-name="T7">, lo abre pero para escritura en este caso y, de manera contraria, si no se le pasó por comando de entrada, utiliza por defecto la terminal como salida (stdout). </text:span><text:span text:style-name="T9">Cualquier error en la apertura de los archivos se informa mediante la salida estándar stderr.</text:span></text:p>
      <text:p text:style-name="P4"><text:span text:style-name="T7"/></text:p>
      <text:p text:style-name="P4"><text:span text:style-name="T6">Una vez terminados los chequeos relacionados a los archivos, lee del archivo de entrada y llama a la función </text:span><text:span text:style-name="T2">es_palindromo</text:span><text:span text:style-name="T6">, la cual de manera muy simple chequea si la palabra recibida por parámetro es o no un palíndromo. </text:span><text:span text:style-name="T8">Finalmente se vuelve a la función </text:span><text:span text:style-name="T4">handle</text:span><text:span text:style-name="T8">, en donde se cierran los archivos y finaliza la ejecución del programa.</text:span></text:p>
      <text:p text:style-name="P4"><text:span text:style-name="T8"/></text:p>
      <text:p text:style-name="P5"><text:span text:style-name="T8">F</text:span><text:span text:style-name="T6">inalizado el código del programa, realizamos unas pruebas, las cuales se ejecutan desde el Makefile.</text:span><text:span text:style-name="T10"> Funcionan de la siguiente manera: agarran un archivo test.in y generan el resultado del programa en un archivo de salida test.res. Luego, comparan eso con un test.out, el cual tiene </text:span><text:span text:style-name="T11">el resultado esperado. Para esta comparación se utiliza el comando </text:span><text:span text:style-name="T5">diff</text:span><text:span text:style-name="T11">, el cual devuelve las diferencias entre los dos archivos que recibe. Esto quiere decir que, en caso de haber diferencias entre lo obtenido y lo esperado, se generaría una salida, lo cual se puede ver que no ocur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5:53:09.397053601</meta:creation-date>
    <dc:date>2017-09-05T15:36:39.845503004</dc:date>
    <meta:editing-duration>PT17H10M27S</meta:editing-duration>
    <meta:editing-cycles>6</meta:editing-cycles>
    <meta:generator>LibreOffice/5.1.6.2$Linux_X86_64 LibreOffice_project/10m0$Build-2</meta:generator>
    <meta:document-statistic meta:table-count="0" meta:image-count="0" meta:object-count="0" meta:page-count="1" meta:paragraph-count="7" meta:word-count="406" meta:character-count="2434" meta:non-whitespace-character-count="2034"/>
  </office:meta>
</office:document-meta>
</file>